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5.05.2019</text:date>, <text:time>12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6S</meta:editing-duration>
    <meta:editing-cycles>3</meta:editing-cycles>
    <meta:generator>OpenOffice/4.1.6$Win32 OpenOffice.org_project/416m1$Build-9790</meta:generator>
    <dc:date>2019-05-05T12:11:13.15</dc:date>
    <dc:creator>Алексей Маслов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